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start" style:justify-single-word="false"/>
    </style:style>
    <style:style style:name="P2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3771020" text:style-name="L5">
        <text:list-item>
          <text:p text:style-name="P2"><text:span text:style-name="T1">This is hierarchical with bullets instead (small circle marker)</text:span></text:p>
          <text:list>
            <text:list-item>
              <text:p text:style-name="P2"><text:span text:style-name="T1">Wheee indented 1 (empty circle marker)</text:span></text:p>
              <text:list>
                <text:list-item>
                  <text:p text:style-name="P2"><text:span text:style-name="T1">Indented 2 (square black marker)</text:span></text:p>
                  <text:list>
                    <text:list-item>
                      <text:p text:style-name="P2"><text:span text:style-name="T1">Indented 3 (small circle marker again)</text:span></text:p>
                      <text:list>
                        <text:list-item>
                          <text:p text:style-name="P2"><text:span text:style-name="T1">Indented 4</text:span></text:p>
                          <text:list>
                            <text:list-item>
                              <text:p text:style-name="P2"><text:span text:style-name="T1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21:09</dc:date>
    <dc:creator>Max </dc:creator>
    <meta:editing-duration>PT7M31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1" meta:paragraph-count="5" meta:word-count="33" meta:character-count="186" meta:non-whitespace-character-count="163"/>
  </office:meta>
</office:document-meta>
</file>